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dbee2" officeooo:paragraph-rsid="001dbee2"/>
    </style:style>
    <style:style style:name="P2" style:family="paragraph" style:parent-style-name="Standard">
      <style:text-properties style:font-name="LM Mono 10" officeooo:rsid="001dbee2" officeooo:paragraph-rsid="001ed9a4"/>
    </style:style>
    <style:style style:name="P3" style:family="paragraph" style:parent-style-name="Standard">
      <style:text-properties style:font-name="LM Mono 10" officeooo:rsid="001dbee2" officeooo:paragraph-rsid="001dbee2"/>
    </style:style>
    <style:style style:name="P4" style:family="paragraph" style:parent-style-name="Standard">
      <style:text-properties style:font-name="LM Mono 10" officeooo:rsid="001ed9a4" officeooo:paragraph-rsid="001ed9a4"/>
    </style:style>
    <style:style style:name="P5" style:family="paragraph" style:parent-style-name="Standard">
      <style:text-properties style:font-name="LM Mono 10" officeooo:rsid="0022923d" officeooo:paragraph-rsid="0022923d"/>
    </style:style>
    <style:style style:name="T1" style:family="text">
      <style:text-properties officeooo:rsid="001ed9a4"/>
    </style:style>
    <style:style style:name="T2" style:family="text">
      <style:text-properties style:text-position="super 58%" officeooo:rsid="001ed9a4"/>
    </style:style>
    <style:style style:name="T3" style:family="text">
      <style:text-properties officeooo:rsid="0020d8fc"/>
    </style:style>
    <style:style style:name="T4" style:family="text">
      <style:text-properties officeooo:rsid="0021f468"/>
    </style:style>
    <style:style style:name="T5" style:family="text">
      <style:text-properties officeooo:rsid="0023a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text:tab/>Values from my implementation and LAPACK function dgeev seem to output numbers <text:span text:style-name="T4">very close to each other</text:span>. For following matrix</text:p>
      <text:p text:style-name="P1"><text:s text:c="8"/>4,<text:tab/><text:tab/>-30,<text:tab/><text:tab/>60,<text:tab/><text:tab/>-35,</text:p>
      <text:p text:style-name="P1"><text:s text:c="8"/>-30,<text:tab/>300, <text:tab/><text:tab/>-675,<text:tab/><text:tab/>420,</text:p>
      <text:p text:style-name="P1"><text:s text:c="8"/>60,<text:tab/><text:tab/>-675,<text:tab/><text:tab/>1620,<text:tab/><text:tab/>-1050,</text:p>
      <text:p text:style-name="P1"><text:s text:c="8"/>-35,<text:tab/>420,<text:tab/><text:tab/>-1050,<text:tab/>700</text:p>
      <text:p text:style-name="P1">output is</text:p>
      <text:p text:style-name="P2"><text:tab/><text:span text:style-name="T1">jacobi method:</text:span></text:p>
      <text:p text:style-name="P2"><text:span text:style-name="T1"><text:s text:c="5"/>0.166642861171900275<text:tab/> <text:s text:c="3"/>37.101491365127692745<text:tab/> <text:s/>2585.253810928922121093<text:tab/> <text:s text:c="4"/>1.478054844778173171</text:span></text:p>
      <text:p text:style-name="P2"><text:span text:style-name="T1">LAPACK implementation:</text:span></text:p>
      <text:p text:style-name="P2"><text:span text:style-name="T1"><text:s text:c="2"/>2585.253810928920302104<text:tab/> <text:s text:c="3"/>37.101491365127600375<text:tab/> <text:s text:c="4"/>0.166642861171833745<text:tab/> <text:s text:c="4"/>1.478054844778099008</text:span><text:tab/></text:p>
      <text:p text:style-name="P1">from <text:span text:style-name="T1">which we see that errors are very small as we see them starting from around 13</text:span><text:span text:style-name="T2">th</text:span><text:span text:style-name="T1"> significant digit. I also ran some other arbitrarily chosen matrices for which the results were similar.</text:span></text:p>
      <text:p text:style-name="P1"/>
      <text:p text:style-name="P4">3. <text:span text:style-name="T3">For determining effects of perturbations I had to edit my jacobi function so that it stops after 1000*N² iterations even if matrix isn’t diagonal yet. This is probably more than enough to get an reasonably close to best possible value with this algorithm.</text:span></text:p>
      <text:p text:style-name="P4"/>
      <text:p text:style-name="P5">I ran 100 runs with random diagonal N*N matrices with sizes evenly distributed having N between 5 and 15 (inclusive). Perturbation size was <text:span text:style-name="T5">also determined randomly with perturbations ranging from 0.008% to 9% with <text:s/>4.6% mean. This resulted in f having mean 1.22 and standard deviation 4.1. As one can see when examining raw output in file perturbations.out, for most matrices f is quite small (median being 0.027) but few matrices with f values even as high as over 20 raise the mean significan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0:39:39.808841035</meta:creation-date>
    <dc:date>2017-02-07T21:35:47.890616867</dc:date>
    <meta:editing-duration>PT11M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13" meta:character-count="1448" meta:non-whitespace-character-count="1172"/>
  </office:meta>
</office:document-meta>
</file>